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.4898in" style:auto-text-indent="false"/>
      <style:text-properties fo:language="ru" fo:country="RU"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ВТОБИОГРАФИЯ</text:p>
      <text:p text:style-name="P1"/>
      <text:p text:style-name="P2">Я, Толстошеев Иван Андреевич, родился 20 мая 1987 г. в городе Новочебоксарске. В 1994 <text:s/>г. поступил в среднюю школу и в 2004 г. её окончил. После окончания школы в 2004 г. поступил на факультет вычислительной математики и кибернетики Московского университета, который окончил в 2010 г. по специальности «Прикладная математика и информатика».</text:p>
      <text:p text:style-name="P2">Отец – Толстошеев Андрей Алексеевич, 1961 г. рождения, работает техническим директором в ОАО «Завод «Чувашкабель».</text:p>
      <text:p text:style-name="P2">Мать – Толстошеева Светлана Ивановна, 1963 г. рождения, работает главным технологом в ЗАО НПП «Спектр».</text:p>
      <text:p text:style-name="P2"/>
      <text:p text:style-name="P2"/>
      <text:p text:style-name="P2"/>
      <text:p text:style-name="P2">5 июля 2010 г. <text:s text:c="72"/>/ Толстошеев И.А.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Tolstosheyev</meta:initial-creator>
    <meta:creation-date>2010-07-03T16:36:02</meta:creation-date>
    <meta:generator>OpenOffice.org/3.2$Unix OpenOffice.org_project/320m12$Build-9483</meta:generator>
    <dc:date>2010-07-03T17:15:51</dc:date>
    <dc:creator>Ivan Tolstosheyev</dc:creator>
    <meta:editing-duration>PT00H33M13S</meta:editing-duration>
    <meta:editing-cycles>3</meta:editing-cycles>
    <meta:document-statistic meta:table-count="0" meta:image-count="0" meta:object-count="0" meta:page-count="1" meta:paragraph-count="5" meta:word-count="90" meta:character-count="676"/>
  </office:meta>
</office:document-meta>
</file>